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eelawadee UI" fo:font-size="22pt" officeooo:rsid="0009d807" officeooo:paragraph-rsid="0009d807" style:font-size-asian="19.25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Leelawadee UI" fo:font-size="11pt" officeooo:rsid="0009d807" officeooo:paragraph-rsid="0009d807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Leelawadee UI" fo:font-size="11pt" officeooo:rsid="000e4b5f" officeooo:paragraph-rsid="000e4b5f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Leelawadee UI" fo:font-size="13pt" fo:font-weight="normal" officeooo:rsid="000c6989" officeooo:paragraph-rsid="000c6989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eelawadee UI" fo:font-size="11pt" fo:font-weight="normal" officeooo:rsid="000e4b5f" officeooo:paragraph-rsid="000e4b5f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eelawadee UI" fo:font-size="11pt" fo:language="ru" fo:country="RU" fo:font-weight="normal" officeooo:rsid="000e7d6d" officeooo:paragraph-rsid="000e7d6d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eelawadee UI" fo:font-size="11pt" fo:language="ru" fo:country="RU" fo:font-weight="normal" officeooo:rsid="000e90ce" officeooo:paragraph-rsid="000e90ce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eelawadee UI" fo:font-size="11pt" fo:language="ru" fo:country="RU" fo:font-weight="normal" officeooo:rsid="000eacab" officeooo:paragraph-rsid="000eacab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eelawadee UI" fo:font-size="11pt" fo:language="en" fo:country="US" fo:font-weight="normal" officeooo:rsid="00115225" officeooo:paragraph-rsid="00115225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eelawadee UI" fo:font-size="11pt" fo:language="ru" fo:country="RU" fo:font-weight="normal" officeooo:rsid="001270a5" officeooo:paragraph-rsid="001270a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eelawadee UI" fo:font-size="11pt" officeooo:paragraph-rsid="001270a5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Leelawadee UI" fo:font-size="11pt" fo:language="en" fo:country="US" officeooo:rsid="001270a5" officeooo:paragraph-rsid="001270a5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Leelawadee UI" fo:font-size="13pt" fo:language="en" fo:country="US" officeooo:rsid="0013bce1" officeooo:paragraph-rsid="0013bce1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Leelawadee UI" fo:font-size="11pt" fo:language="en" fo:country="US" officeooo:rsid="0013bce1" officeooo:paragraph-rsid="00147c12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Leelawadee UI" fo:font-size="11pt" fo:language="en" fo:country="US" officeooo:rsid="00147c12" officeooo:paragraph-rsid="00147c12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Leelawadee UI" fo:font-size="11pt" fo:language="ru" fo:country="RU" officeooo:rsid="00147c12" officeooo:paragraph-rsid="00147c12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Leelawadee UI" fo:font-size="13pt" fo:language="ru" fo:country="RU" officeooo:rsid="00147c12" officeooo:paragraph-rsid="00147c12" style:font-size-asian="13pt" style:font-size-complex="13pt"/>
    </style:style>
    <style:style style:name="P18" style:family="paragraph" style:parent-style-name="Standard">
      <style:paragraph-properties fo:text-align="center" style:justify-single-word="false"/>
      <style:text-properties style:font-name="Leelawadee UI" fo:font-size="13pt" fo:language="en" fo:country="US" officeooo:rsid="00147c12" officeooo:paragraph-rsid="00147c12" style:font-size-asian="13pt" style:font-size-complex="13pt"/>
    </style:style>
    <style:style style:name="P19" style:family="paragraph" style:parent-style-name="Standard">
      <style:paragraph-properties fo:text-align="center" style:justify-single-word="false"/>
      <style:text-properties style:font-name="Leelawadee UI" fo:font-size="13pt" fo:language="en" fo:country="US" fo:font-weight="normal" officeooo:rsid="001648ed" officeooo:paragraph-rsid="001648ed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eelawadee UI" fo:font-size="11pt" fo:language="en" fo:country="US" fo:font-weight="normal" officeooo:rsid="001648ed" officeooo:paragraph-rsid="001648ed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eelawadee UI" fo:font-size="11pt" fo:language="ru" fo:country="RU" fo:font-weight="normal" officeooo:rsid="001a9252" officeooo:paragraph-rsid="001a9252" style:font-size-asian="11pt" style:font-weight-asian="normal" style:font-size-complex="11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normal" officeooo:rsid="001270a5" style:font-weight-asian="normal" style:font-weight-complex="normal"/>
    </style:style>
    <style:style style:name="T4" style:family="text">
      <style:text-properties fo:language="ru" fo:country="RU" officeooo:rsid="00147c12"/>
    </style:style>
    <style:style style:name="T5" style:family="text">
      <style:text-properties fo:language="ru" fo:country="RU" officeooo:rsid="001a9252"/>
    </style:style>
    <style:style style:name="T6" style:family="text">
      <style:text-properties fo:language="ru" fo:country="RU" officeooo:rsid="0018b7f6"/>
    </style:style>
    <style:style style:name="T7" style:family="text">
      <style:text-properties fo:language="ru" fo:country="RU" officeooo:rsid="0018ee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говор Оферты</text:p>
      <text:p text:style-name="P2"/>
      <text:p text:style-name="P3">Самозанятый: Николаев Андрей Кириллович (Далее — Руководитель), заключают договор публичной оферты для физических и юридических лиц (Далее — Пользователь) о нижеследующем.</text:p>
      <text:p text:style-name="P2"/>
      <text:p text:style-name="P4">1. Термины и определния</text:p>
      <text:p text:style-name="P4"/>
      <text:p text:style-name="P5">1.1. Оферта — документ «Договор публичной оферты об оказании услуг» опубликованный на сайте Руководителя <text:a xlink:type="simple" xlink:href="https://fcoretracker.ru/" text:style-name="Internet_20_link" text:visited-style-name="Visited_20_Internet_20_Link"><text:span text:style-name="T1">https://fcoretracker.ru</text:span></text:a><text:span text:style-name="T1">/.</text:span></text:p>
      <text:p text:style-name="P5"><text:span text:style-name="T1"/></text:p>
      <text:p text:style-name="P6">1.2. Договор оферты — договор между Пользователем и Руководителем об оказании услуг, который заключается через Акцепт Оферты.</text:p>
      <text:p text:style-name="P6"/>
      <text:p text:style-name="P7">1.3. Акцепт Оферты — принятие Оферты Пользователем, когда он регистрируется на сайте. Акцептом оферты считается нажатие заказчиком кнопки «Зарегистрироваться» в форме регистрации сайта <text:a xlink:type="simple" xlink:href="https://fcoretracker.ru/" text:style-name="Internet_20_link" text:visited-style-name="Visited_20_Internet_20_Link"><text:span text:style-name="T1">https://fcoretracker.ru</text:span></text:a><text:span text:style-name="T1">/.</text:span></text:p>
      <text:p text:style-name="P7"><text:span text:style-name="T1"/></text:p>
      <text:p text:style-name="P8"><text:span text:style-name="T1">1.4. </text:span>Платные услуги — перечень платных услуг, располагается в личном кабинете Пользователя.</text:p>
      <text:p text:style-name="P8"/>
      <text:p text:style-name="P9">1.5. <text:span text:style-name="T2">Пользователь — лицо, совершившее Акцепт Оферты.</text:span></text:p>
      <text:p text:style-name="P9"><text:span text:style-name="T2"/></text:p>
      <text:p text:style-name="P10">1.6. Руководитель — самозанятый: Николаев Андрей Кириллович.</text:p>
      <text:p text:style-name="P11"><text:span text:style-name="T3">ИНН: </text:span><text:span text:style-name="T2">772608290050 </text:span></text:p>
      <text:p text:style-name="P11"><text:span text:style-name="T2"/></text:p>
      <text:p text:style-name="P12">1.7. <text:span text:style-name="T2">Договор не требует скрепления печатями и/или подписания Руководителем и Пользователем.</text:span></text:p>
      <text:p text:style-name="P12"><text:span text:style-name="T2"/></text:p>
      <text:p text:style-name="P12"><text:span text:style-name="T2"/></text:p>
      <text:p text:style-name="P13"><text:span text:style-name="T2">2. Предмет Договор</text:span><text:span text:style-name="T4">а</text:span></text:p>
      <text:p text:style-name="P13"><text:span text:style-name="T2"/></text:p>
      <text:p text:style-name="P14"><text:span text:style-name="T2">2.1. Руководитель оказывает Пользователю услуги в соответствии с условиями Договора Оферты и текущим Платными услугами, которые опубликованы на веб-сайте </text:span><text:a xlink:type="simple" xlink:href="https://fcoretracker.ru/" text:style-name="Internet_20_link" text:visited-style-name="Visited_20_Internet_20_Link">https://fcoretracker.ru/</text:a>.</text:p>
      <text:p text:style-name="P14"/>
      <text:p text:style-name="P15">2.2. <text:span text:style-name="T2">Пользователь полностью оплачивает доступ к платным услугам Руководителя.</text:span></text:p>
      <text:p text:style-name="P15"><text:span text:style-name="T2"/></text:p>
      <text:p text:style-name="P16">2.3. Пользователь соглашается, что совершая Акцепт Договора он подтверждает, что полностью ознакомлен, согласен, полностью принимает все условия Договора Оферты.</text:p>
      <text:p text:style-name="P15"><text:span text:style-name="T2"/></text:p>
      <text:p text:style-name="P17">3. Срок действия договора</text:p>
      <text:p text:style-name="P18"><text:span text:style-name="T2"/></text:p>
      <text:p text:style-name="P16">3.1. Договор вступает в силу со дня акцепта Пользователем и действует на протяжении всей регистрации аккаунта.</text:p>
      <text:p text:style-name="P16"/>
      <text:p text:style-name="P16"><text:soft-page-break/>3.2 Договор разрывается, в случае нарушения правил текущего пользовательского соглашения.</text:p>
      <text:p text:style-name="P16"/>
      <text:p text:style-name="P19">4. <text:span text:style-name="T2">Стоимость услуг, возврат средств</text:span></text:p>
      <text:p text:style-name="P19"><text:span text:style-name="T2"/></text:p>
      <text:p text:style-name="P20"><text:span text:style-name="T2">4.1. Стоимость услуг, определяется в соответствии с действующими ценами и прописана на сайте </text:span><text:a xlink:type="simple" xlink:href="https://fcoretracker.ru/" text:style-name="Internet_20_link" text:visited-style-name="Visited_20_Internet_20_Link">https://fcoretracker.ru/</text:a>.</text:p>
      <text:p text:style-name="P20"/>
      <text:p text:style-name="P21">4.2. Сайт взимает, комиссию в размере 5%, со всех транзакций совершенных через сайт.</text:p>
      <text:p text:style-name="P20"/>
      <text:p text:style-name="P20">4.<text:span text:style-name="T5">3</text:span>. <text:span text:style-name="T2">Возврат средств </text:span><text:span text:style-name="T6">возможен в течение 10 дней после оплаты, возвращается </text:span><text:span text:style-name="T7">4</text:span><text:span text:style-name="T6">0% от внесенной суммы.</text:span></text:p>
      <text:p text:style-name="P20"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20:41:22.624000000</meta:creation-date>
    <meta:generator>LibreOffice/24.8.5.2$Windows_X86_64 LibreOffice_project/fddf2685c70b461e7832239a0162a77216259f22</meta:generator>
    <dc:date>2025-03-25T00:54:19.346000000</dc:date>
    <meta:editing-duration>PT50M56S</meta:editing-duration>
    <meta:editing-cycles>15</meta:editing-cycles>
    <meta:document-statistic meta:table-count="0" meta:image-count="0" meta:object-count="0" meta:page-count="2" meta:paragraph-count="22" meta:word-count="242" meta:character-count="1980" meta:non-whitespace-character-count="1751"/>
  </office:meta>
</office:document-meta>
</file>